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ADAC79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171cm" fo:margin-left="0.743cm" table:align="left" style:writing-mode="lr-tb"/>
    </style:style>
    <style:style style:name="Tabela1.A" style:family="table-column">
      <style:table-column-properties style:column-width="2.648cm"/>
    </style:style>
    <style:style style:name="Tabela1.B" style:family="table-column">
      <style:table-column-properties style:column-width="7.408cm"/>
    </style:style>
    <style:style style:name="Tabela1.C" style:family="table-column">
      <style:table-column-properties style:column-width="5.11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018cm" fo:padding-right="0.018cm" fo:padding-top="0cm" fo:padding-bottom="0cm" fo:border="0.018cm solid #000000" style:writing-mode="lr-tb"/>
    </style:style>
    <style:style style:name="Tabela2" style:family="table">
      <style:table-properties style:width="15.24cm" fo:margin-left="0.847cm" table:align="left" style:writing-mode="lr-tb"/>
    </style:style>
    <style:style style:name="Tabela2.A" style:family="table-column">
      <style:table-column-properties style:column-width="7.6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279cm" fo:margin-left="0.847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659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1" style:family="paragraph" style:parent-style-name="Text_20_body">
      <style:paragraph-properties fo:margin-top="0cm" fo:margin-bottom="0cm"/>
      <style:text-properties fo:language="pt" fo:country="BR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Text_20_body">
      <style:paragraph-properties fo:margin-top="0cm" fo:margin-bottom="0cm"/>
      <style:text-properties style:font-name="Arial" fo:font-size="10pt" fo:language="pt" fo:country="BR" fo:background-color="#ffff00" style:font-size-asian="10pt" style:font-name-complex="Arial"/>
    </style:style>
    <style:style style:name="P17" style:family="paragraph" style:parent-style-name="Text_20_body_20__28_user_29_">
      <style:paragraph-properties fo:margin-top="0cm" fo:margin-bottom="0cm"/>
      <style:text-properties fo:language="pt" fo:country="BR" fo:background-color="#ffff00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Text_20_body">
      <style:paragraph-properties fo:margin-left="1.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/>
    </style:style>
    <style:style style:name="P2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/>
    </style:style>
    <style:style style:name="P24" style:family="paragraph" style:parent-style-name="Text_20_body_20__28_user_29_">
      <style:paragraph-properties fo:margin-left="1.9cm" fo:margin-right="0cm" fo:margin-top="0.212cm" fo:margin-bottom="0.423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8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9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2" style:family="paragraph" style:parent-style-name="Corpo_20_de_20_texto_20_2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4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/>
      <style:text-properties fo:color="#008000"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</style:style>
    <style:style style:name="P37" style:family="paragraph" style:parent-style-name="Standard">
      <style:paragraph-properties fo:margin-left="0.847cm" fo:margin-right="0cm" fo:text-indent="0cm" style:auto-text-indent="false"/>
      <style:text-properties fo:font-weight="bold" style:font-weight-asian="bold"/>
    </style:style>
    <style:style style:name="P38" style:family="paragraph" style:parent-style-name="Text_20_body_20__28_user_29_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fo:font-size="10.5pt" fo:language="pt" fo:country="BR" fo:font-weight="bold" style:font-size-asian="10.5pt" style:font-weight-asian="bold" style:font-size-complex="10.5pt"/>
    </style:style>
    <style:style style:name="P39" style:family="paragraph" style:parent-style-name="Text_20_body_20__28_user_29_">
      <style:paragraph-properties fo:margin-left="0cm" fo:margin-right="0cm" fo:margin-top="0.212cm" fo:margin-bottom="0.212cm" fo:line-height="150%" fo:text-align="center" style:justify-single-word="false" fo:text-indent="0cm" style:auto-text-indent="false" style:snap-to-layout-grid="false"/>
      <style:text-properties fo:font-size="10.5pt" fo:language="pt" fo:country="BR" fo:background-color="#ffff00" style:font-size-asian="10.5pt" style:font-size-complex="10.5pt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5" style:family="paragraph" style:parent-style-name="Text_20_body">
      <style:paragraph-properties fo:margin-left="0.85cm" fo:margin-right="0cm" fo:margin-top="0cm" fo:margin-bottom="0.212cm" fo:line-height="150%" fo:text-align="justify" style:justify-single-word="false" fo:text-indent="0cm" style:auto-text-indent="false"/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P46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7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8" style:family="paragraph" style:parent-style-name="Standard">
      <style:text-properties style:language-asian="en" style:country-asian="US"/>
    </style:style>
    <style:style style:name="P4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0" style:family="paragraph" style:parent-style-name="Standard">
      <style:text-properties fo:language="en" fo:country="US" style:language-asian="en" style:country-asian="US"/>
    </style:style>
    <style:style style:name="P51" style:family="paragraph" style:parent-style-name="Standard">
      <style:text-properties fo:font-weight="bold" style:font-weight-asian="bold"/>
    </style:style>
    <style:style style:name="P5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54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55" style:family="paragraph" style:parent-style-name="Standard">
      <style:paragraph-properties fo:margin-left="0cm" fo:margin-right="0cm" fo:text-indent="0.635cm" style:auto-text-indent="false"/>
    </style:style>
    <style:style style:name="P56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5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9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60" style:family="paragraph" style:parent-style-name="Title">
      <style:paragraph-properties fo:text-align="end" style:justify-single-word="false"/>
      <style:text-properties fo:language="pt" fo:country="BR"/>
    </style:style>
    <style:style style:name="P6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6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3" style:family="paragraph" style:parent-style-name="Title">
      <style:text-properties fo:font-size="12pt" fo:language="pt" fo:country="BR" style:font-size-asian="12pt" style:font-size-complex="12pt"/>
    </style:style>
    <style:style style:name="P6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67" style:family="paragraph" style:parent-style-name="RUP_20_Tabela">
      <style:paragraph-properties fo:keep-together="always" fo:keep-with-next="always"/>
      <style:text-properties fo:language="pt" fo:country="BR"/>
    </style:style>
    <style:style style:name="P6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4" style:family="paragraph" style:parent-style-name="Text_20_body">
      <style:paragraph-properties fo:margin-left="1.93cm" fo:margin-right="0cm" fo:margin-top="0cm" fo:margin-bottom="0cm" fo:text-align="justify" style:justify-single-word="false" fo:text-indent="0cm" style:auto-text-indent="false"/>
    </style:style>
    <style:style style:name="P75" style:family="paragraph" style:parent-style-name="Text_20_body">
      <style:paragraph-properties fo:margin-left="1.93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76" style:family="paragraph" style:parent-style-name="Default">
      <style:paragraph-properties fo:line-height="150%" style:snap-to-layout-grid="false"/>
      <style:text-properties style:font-name="Times New Roman" fo:font-size="10.5pt" fo:background-color="#ffff00" style:font-size-asian="10.5pt" style:font-name-complex="Times New Roman" style:font-size-complex="10.5pt"/>
    </style:style>
    <style:style style:name="P77" style:family="paragraph" style:parent-style-name="Default">
      <style:paragraph-properties fo:line-height="150%" style:snap-to-layout-grid="false"/>
      <style:text-properties fo:background-color="#ffff00"/>
    </style:style>
    <style:style style:name="P78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Standard">
      <style:text-properties fo:font-weight="bold" fo:background-color="#ffff00" style:font-weight-asian="bold"/>
    </style:style>
    <style:style style:name="P80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</style:style>
    <style:style style:name="P81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8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84" style:family="paragraph" style:parent-style-name="Text_20_body" style:list-style-name="L1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85" style:family="paragraph" style:parent-style-name="Text_20_body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Text_20_body" style:list-style-name="L2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Text_20_body">
      <style:paragraph-properties fo:margin-top="0cm" fo:margin-bottom="0cm" fo:line-height="150%"/>
      <style:text-properties style:font-name="Arial" fo:font-size="10pt" fo:language="pt" fo:country="BR" fo:background-color="#ff0000" style:font-size-asian="10pt" style:font-name-complex="Arial"/>
    </style:style>
    <style:style style:name="P8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Text_20_body">
      <style:paragraph-properties fo:margin-left="1.93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Text_20_body" style:list-style-name="L2">
      <style:paragraph-properties fo:margin-left="1.93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9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4" style:family="paragraph" style:parent-style-name="Text_20_body" style:list-style-name="WW8Num17">
      <style:paragraph-properties fo:margin-left="0.445cm" fo:margin-right="0cm" fo:margin-top="0cm" fo:margin-bottom="0cm" fo:line-height="150%" fo:text-indent="1.461cm" style:auto-text-indent="false"/>
      <style:text-properties style:font-name="Arial" fo:font-size="10pt" fo:language="pt" fo:country="BR" style:font-size-asian="10pt" style:font-name-complex="Arial"/>
    </style:style>
    <style:style style:name="P95" style:family="paragraph" style:parent-style-name="Text_20_body" style:list-style-name="WW8Num8">
      <style:paragraph-properties fo:margin-left="0.445cm" fo:margin-right="0cm" fo:margin-top="0cm" fo:margin-bottom="0cm" fo:line-height="150%" fo:text-align="justify" style:justify-single-word="false" fo:text-indent="1.461cm" style:auto-text-indent="false"/>
    </style:style>
    <style:style style:name="P96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9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background-color="#ffff00" style:font-size-asian="10pt" style:font-name-complex="Arial"/>
    </style:style>
    <style:style style:name="P99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italic" fo:background-color="#ffff00" style:font-size-asian="10pt" style:font-style-asian="italic" style:font-name-complex="Arial"/>
    </style:style>
    <style:style style:name="P100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style:font-size-asian="10pt" style:font-name-complex="Arial"/>
    </style:style>
    <style:style style:name="P101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02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3" style:family="paragraph" style:parent-style-name="Heading_20_1" style:list-style-name="WW8Num6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1" style:family="paragraph" style:parent-style-name="Heading_20_6">
      <style:paragraph-properties fo:margin-top="0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112" style:family="paragraph" style:parent-style-name="Heading_20_6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113" style:family="paragraph" style:parent-style-name="Heading_20_6">
      <style:paragraph-properties fo:margin-top="0.212cm" fo:margin-bottom="0cm" fo:line-height="150%">
        <style:tab-stops>
          <style:tab-stop style:position="1.905cm"/>
        </style:tab-stops>
      </style:paragraph-properties>
      <style:text-properties fo:background-color="#ffff00"/>
    </style:style>
    <style:style style:name="P114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fo:break-before="pag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>
      <style:paragraph-properties fo:margin-top="0cm" fo:margin-bottom="0cm"/>
      <style:text-properties fo:font-size="10pt" style:font-size-asian="10pt" style:font-size-complex="10pt"/>
    </style:style>
    <style:style style:name="P12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7" style:family="paragraph" style:parent-style-name="Heading_20_4" style:list-style-name="WW8Num7">
      <style:paragraph-properties fo:margin-left="1.9cm" fo:margin-right="0cm" fo:margin-top="0cm" fo:margin-bottom="0cm" fo:orphans="2" fo:widows="2" fo:text-indent="-0.841cm" style:auto-text-indent="false" style:writing-mode="lr-tb">
        <style:tab-stops>
          <style:tab-stop style:position="1.482cm"/>
          <style:tab-stop style:position="2.54cm"/>
        </style:tab-stops>
      </style:paragraph-properties>
      <style:text-properties style:use-window-font-color="true" style:font-name="Arial" fo:font-size="11pt" fo:language="pt" fo:country="BR" fo:font-style="normal" style:font-name-asian="Times New Roman" style:font-size-asian="11pt" style:font-style-asian="normal" style:font-name-complex="Arial" style:font-size-complex="11pt" style:language-complex="ar" style:country-complex="SA"/>
    </style:style>
    <style:style style:name="P128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29" style:family="paragraph" style:parent-style-name="Com_20_marcadores" style:list-style-name="WW8Num3">
      <style:paragraph-properties fo:margin-left="0.445cm" fo:margin-right="0cm" fo:margin-top="0cm" fo:margin-bottom="0cm" fo:text-indent="0.402cm" style:auto-text-indent="false"/>
      <style:text-properties style:font-name="Arial" fo:font-size="10pt" fo:language="pt" fo:country="BR" style:font-size-asian="10pt" style:font-name-complex="Arial"/>
    </style:style>
    <style:style style:name="P130" style:family="paragraph" style:parent-style-name="InfoBlue" style:list-style-name="WW8Num7">
      <style:paragraph-properties fo:margin-left="0.445cm" fo:margin-right="0cm" fo:margin-top="0cm" fo:margin-bottom="0cm" fo:line-height="150%" fo:text-indent="-0.191cm" style:auto-text-indent="false" style:snap-to-layout-grid="false">
        <style:tab-stops>
          <style:tab-stop style:position="0.755cm"/>
          <style:tab-stop style:position="4.678cm"/>
        </style:tab-stops>
      </style:paragraph-properties>
      <style:text-properties fo:color="#000000" style:font-name="Times New Roman" fo:font-size="10.5pt" fo:font-style="normal" fo:background-color="#ffff00" style:font-size-asian="10.5pt" style:font-style-asian="normal" style:font-name-complex="Times New Roman" style:font-size-complex="10.5pt"/>
    </style:style>
    <style:style style:name="P131" style:family="paragraph" style:parent-style-name="Text_20_body_20__28_user_29_" style:list-style-name="WW8Num10">
      <style:paragraph-properties fo:margin-left="0.504cm" fo:margin-right="0cm" fo:margin-top="0.212cm" fo:margin-bottom="0.212cm" fo:line-height="150%" fo:text-indent="-0.25cm" style:auto-text-indent="false" style:snap-to-layout-grid="false">
        <style:tab-stops>
          <style:tab-stop style:position="0.755cm"/>
        </style:tab-stops>
      </style:paragraph-properties>
      <style:text-properties fo:font-size="10.5pt" fo:language="pt" fo:country="BR" fo:background-color="#ffff00" style:font-size-asian="10.5pt" style:font-size-complex="10.5pt"/>
    </style:style>
    <style:style style:name="P132" style:family="paragraph" style:parent-style-name="Text_20_body_20__28_user_29_" style:list-style-name="WW8Num7">
      <style:paragraph-properties fo:margin-left="0.755cm" fo:margin-right="0cm" fo:margin-top="0.212cm" fo:margin-bottom="0.212cm" fo:line-height="150%" fo:text-indent="-0.501cm" style:auto-text-indent="false"/>
      <style:text-properties fo:font-size="10.5pt" fo:language="pt" fo:country="BR" fo:background-color="#ffff00" style:font-size-asian="10.5pt" style:font-size-complex="10.5pt"/>
    </style:style>
    <style:style style:name="P133" style:family="paragraph" style:parent-style-name="Text_20_body_20__28_user_29_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.5pt" fo:language="pt" fo:country="BR" style:font-size-asian="10.5pt" style:font-name-complex="Arial" style:font-size-complex="10.5pt"/>
    </style:style>
    <style:style style:name="P13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6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pt" fo:country="BR" style:font-size-asian="10pt" style:font-name-complex="Arial"/>
    </style:style>
    <style:style style:name="T9" style:family="text">
      <style:text-properties style:font-name="Arial" fo:font-size="10pt" fo:language="pt" fo:country="BR" style:font-size-asian="10pt" style:font-name-complex="Arial" style:font-style-complex="italic"/>
    </style:style>
    <style:style style:name="T10" style:family="text">
      <style:text-properties style:font-name="Arial" fo:font-size="10pt" fo:language="pt" fo:country="BR" fo:font-style="normal" style:font-size-asian="10pt" style:font-style-asian="normal" style:font-name-complex="Arial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font-weight="normal" style:font-size-asian="10pt" style:font-weight-asian="normal" style:font-name-complex="Arial" style:font-size-complex="10pt"/>
    </style:style>
    <style:style style:name="T13" style:family="text">
      <style:text-properties fo:color="#008000"/>
    </style:style>
    <style:style style:name="T14" style:family="text"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T15" style:family="text">
      <style:text-properties fo:color="#008000" style:font-name="Arial" fo:font-size="10pt" fo:language="pt" fo:country="BR" fo:font-style="normal" fo:font-weight="bold" style:font-size-asian="10pt" style:font-style-asian="normal" style:font-weight-asian="bold" style:font-name-complex="Arial"/>
    </style:style>
    <style:style style:name="T16" style:family="text">
      <style:text-properties fo:color="#008000" style:font-name="Arial" fo:font-size="9pt" style:font-size-asian="9pt" style:font-name-complex="Arial" style:font-size-complex="9pt"/>
    </style:style>
    <style:style style:name="T17" style:family="text">
      <style:text-properties fo:color="#008000" style:font-name="Arial" fo:font-size="9pt" fo:language="en" fo:country="US" style:font-size-asian="9pt" style:font-name-complex="Arial" style:font-size-complex="9pt"/>
    </style:style>
    <style:style style:name="T18" style:family="text">
      <style:text-properties fo:color="#008000" fo:font-size="10pt" fo:language="pt" fo:country="BR" style:font-size-asian="10pt" style:language-asian="zxx" style:country-asian="none"/>
    </style:style>
    <style:style style:name="T19" style:family="text">
      <style:text-properties fo:color="#008000" style:font-name="Wingdings" fo:font-size="9pt" style:font-size-asian="9pt" style:font-size-complex="9pt"/>
    </style:style>
    <style:style style:name="T20" style:family="text">
      <style:text-properties style:font-name="Times New Roman" fo:font-size="11pt" fo:language="pt" fo:country="BR" style:font-size-asian="11pt" style:font-name-complex="Times New Roman" style:font-size-complex="11pt"/>
    </style:style>
    <style:style style:name="T21" style:family="text">
      <style:text-properties style:font-name="Times New Roman" fo:font-size="10.5pt" style:font-size-asian="10.5pt" style:font-name-complex="Times New Roman" style:font-size-complex="10.5pt"/>
    </style:style>
    <style:style style:name="T22" style:family="text">
      <style:text-properties fo:language="pt" fo:country="BR" fo:font-style="italic" fo:background-color="#ffff00" style:font-style-asian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60"/>
      <text:p text:style-name="P60"/>
      <text:p text:style-name="P60"/>
      <text:p text:style-name="P48"/>
      <text:p text:style-name="P61">Definição de Requisitos</text:p>
      <text:p text:style-name="P49"/>
      <text:p text:style-name="P49"/>
      <text:p text:style-name="P49"/>
      <text:p text:style-name="P49"/>
      <text:p text:style-name="P61">Portal Virtual do Cerrado / Sistema de Catalogação da Biodiversidade - Versão 1.0</text:p>
      <text:p text:style-name="P57">Módulo de Cadastro - Release 1.0</text:p>
      <text:p text:style-name="P49"/>
      <text:p text:style-name="P49"/>
      <text:p text:style-name="P49"/>
      <text:p text:style-name="P49"/>
      <text:p text:style-name="P58"/>
      <text:p text:style-name="P62"/>
      <text:section text:style-name="Sect1" text:name="Seção1">
        <text:p text:style-name="Standard"/>
      </text:section>
      <text:section text:style-name="Sect2" text:name="Seção2">
        <text:p text:style-name="P63"/>
        <text:p text:style-name="P64">Sumário</text:p>
        <text:p text:style-name="P50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2"><text:a xlink:type="simple" xlink:href="#__RefHeading__4875_1898514999"><text:s/>Definição de Requisitos<text:tab/>3</text:a></text:p>
            <text:p text:style-name="P72"><text:a xlink:type="simple" xlink:href="#__RefHeading__4877_1898514999">1.Introdução<text:tab/>3</text:a></text:p>
            <text:p text:style-name="P73"><text:a xlink:type="simple" xlink:href="#__RefHeading__4879_1898514999">1.1Finalidade <text:tab/>3</text:a></text:p>
            <text:p text:style-name="P73"><text:a xlink:type="simple" xlink:href="#__RefHeading__4881_1898514999">1.2Escopo<text:tab/>3</text:a></text:p>
            <text:p text:style-name="P73"><text:a xlink:type="simple" xlink:href="#__RefHeading__4883_1898514999">1.3Definições, Acrônimos e Abreviações<text:tab/>3</text:a></text:p>
            <text:p text:style-name="P73"><text:a xlink:type="simple" xlink:href="#__RefHeading__4885_1898514999">1.4Dependências<text:tab/>3</text:a></text:p>
            <text:p text:style-name="P73"><text:a xlink:type="simple" xlink:href="#__RefHeading__4887_1898514999">1.5Restrições<text:tab/>4</text:a></text:p>
            <text:p text:style-name="P73"><text:a xlink:type="simple" xlink:href="#__RefHeading__4889_1898514999">1.6Referências<text:tab/>4</text:a></text:p>
            <text:p text:style-name="P72"><text:a xlink:type="simple" xlink:href="#__RefHeading__4891_1898514999">2.Descrição<text:tab/>4</text:a></text:p>
            <text:p text:style-name="P73"><text:a xlink:type="simple" xlink:href="#__RefHeading__4893_1898514999">2.1Objetivos<text:tab/>4</text:a></text:p>
            <text:p text:style-name="P71"><text:a xlink:type="simple" xlink:href="#__RefHeading__4895_1898514999">2.1.1Ambiente<text:tab/>4</text:a></text:p>
            <text:p text:style-name="P78"><text:a xlink:type="simple" xlink:href="#__RefHeading__4897_1898514999">2.1.1.1Visão Geral<text:tab/>4</text:a></text:p>
            <text:p text:style-name="P78"><text:a xlink:type="simple" xlink:href="#__RefHeading__4899_1898514999">2.1.1.2Usuários Finais <text:tab/>5</text:a></text:p>
            <text:p text:style-name="P78"><text:a xlink:type="simple" xlink:href="#__RefHeading__4901_1898514999">2.1.1.3Instalação e Suporte<text:tab/>5</text:a></text:p>
            <text:p text:style-name="P73"><text:a xlink:type="simple" xlink:href="#__RefHeading__4903_1898514999">2.2Migração, Compatibilidade e Co-Existência <text:tab/>6</text:a></text:p>
            <text:p text:style-name="P72"><text:a xlink:type="simple" xlink:href="#__RefHeading__4905_1898514999">3Requisitos do Sistema<text:tab/>6</text:a></text:p>
            <text:p text:style-name="P73"><text:a xlink:type="simple" xlink:href="#__RefHeading__4907_1898514999">3.1Requisitos Funcionais e de Dados <text:tab/>6</text:a></text:p>
            <text:p text:style-name="P73"><text:a xlink:type="simple" xlink:href="#__RefHeading__4909_1898514999">3.2Requisitos de Projeto<text:tab/>7</text:a></text:p>
            <text:p text:style-name="P73"><text:a xlink:type="simple" xlink:href="#__RefHeading__4911_1898514999">3.3Requisitos de Performance<text:tab/>7</text:a></text:p>
            <text:p text:style-name="P71"><text:a xlink:type="simple" xlink:href="#__RefHeading__4913_1898514999">3.3.1Velocidade<text:tab/>7</text:a></text:p>
            <text:p text:style-name="P71"><text:a xlink:type="simple" xlink:href="#__RefHeading__4915_1898514999">3.3.2Confiabilidade, Disponibilidade e Manutenabilidade<text:tab/>7</text:a></text:p>
            <text:p text:style-name="P71"><text:a xlink:type="simple" xlink:href="#__RefHeading__4917_1898514999">3.3.3Limite de Capacidade<text:tab/>7</text:a></text:p>
            <text:p text:style-name="P73"><text:a xlink:type="simple" xlink:href="#__RefHeading__4919_1898514999">3.4Requisitos de Interface Externa <text:tab/>7</text:a></text:p>
            <text:p text:style-name="P71"><text:a xlink:type="simple" xlink:href="#__RefHeading__4921_1898514999">3.4.1Interface do usuário<text:tab/>7</text:a></text:p>
            <text:p text:style-name="P71"><text:a xlink:type="simple" xlink:href="#__RefHeading__4923_1898514999">3.4.2Interface de Hardware <text:tab/>8</text:a></text:p>
            <text:p text:style-name="P71"><text:a xlink:type="simple" xlink:href="#__RefHeading__4925_1898514999">3.4.3Interface de Software<text:tab/>8</text:a></text:p>
            <text:p text:style-name="P73"><text:a xlink:type="simple" xlink:href="#__RefHeading__4927_1898514999">3.5Requisitos de Segurança<text:tab/>8</text:a></text:p>
            <text:p text:style-name="P73"><text:a xlink:type="simple" xlink:href="#__RefHeading__4929_1898514999">3.6Requisitos de Integridades <text:tab/>8</text:a></text:p>
            <text:p text:style-name="P73"><text:a xlink:type="simple" xlink:href="#__RefHeading__4931_1898514999">3.7Requisitos Internacionais <text:tab/>9</text:a></text:p>
            <text:p text:style-name="P73"><text:a xlink:type="simple" xlink:href="#__RefHeading__4933_1898514999">3.8Exigências de Prazos e Custos <text:tab/>9</text:a></text:p>
            <text:p text:style-name="P73"><text:a xlink:type="simple" xlink:href="#__RefHeading__4935_1898514999">3.9Exigências de Documentação<text:tab/>9</text:a></text:p>
            <text:p text:style-name="P73"><text:a xlink:type="simple" xlink:href="#__RefHeading__4937_1898514999">3.10.Exigências de Treinamento<text:tab/>9</text:a></text:p>
            <text:p text:style-name="P73"><text:a xlink:type="simple" xlink:href="#__RefHeading__4939_1898514999">3.11.Sumário de Tecnologia <text:tab/>9</text:a></text:p>
            <text:p text:style-name="P73"><text:a xlink:type="simple" xlink:href="#__RefHeading__4941_1898514999">3.12Outros Requisitos <text:tab/>9</text:a></text:p>
            <text:p text:style-name="P72"><text:a xlink:type="simple" xlink:href="#__RefHeading__4943_1898514999">4.Critério de Aceitação <text:tab/>10</text:a></text:p>
            <text:p text:style-name="P72"><text:a xlink:type="simple" xlink:href="#__RefHeading__4945_1898514999">5.Requisitos Funcionais Alternativos<text:tab/>10</text:a></text:p>
            <text:p text:style-name="P72"><text:soft-page-break/><text:a xlink:type="simple" xlink:href="#__RefHeading__4947_1898514999">6.Responsabilidades<text:tab/>10</text:a></text:p>
            <text:p text:style-name="P72"><text:a xlink:type="simple" xlink:href="#__RefHeading__4949_1898514999">7.Assinaturas<text:tab/>11</text:a></text:p>
          </text:index-body>
        </text:table-of-content>
        <text:h text:style-name="P101" text:outline-level="1"><text:bookmark text:name="__RefHeading__4875_1898514999"/><text:s/>Definição de Requisitos<text:bookmark-end text:name="__RefHeading__4875_1898514999"/></text:h>
        <text:p text:style-name="Standard"/>
        <text:list xml:id="list224353565" text:style-name="WW8Num6">
          <text:list-item>
            <text:h text:style-name="P102" text:outline-level="1"><text:bookmark text:name="__RefHeading__4877_1898514999"/>Introdução<text:bookmark-end text:name="__RefHeading__4877_1898514999"/></text:h>
          </text:list-item>
        </text:list>
        <text:p text:style-name="Standard"/>
        <text:list xml:id="list1448152178" text:continue-numbering="true" text:style-name="WW8Num6">
          <text:list-item>
            <text:list>
              <text:list-item>
                <text:h text:style-name="P114" text:outline-level="2"><text:bookmark text:name="__RefHeading__4879_1898514999"/>Finalidade <text:bookmark-end text:name="__RefHeading__4879_1898514999"/></text:h>
              </text:list-item>
            </text:list>
          </text:list-item>
        </text:list>
        <text:p text:style-name="P13"/>
        <text:p text:style-name="P18"><text:span text:style-name="T8">Esse documento define os requisitos do </text:span><text:span text:style-name="T11">Portal Virtual do Cerrado / Sistema de Catalogação da Biodiversidade</text:span><text:span text:style-name="T8"> , para o desenvolvimento do módulo de </text:span><text:span text:style-name="T11">Cadastro</text:span><text:span text:style-name="T8"> que compõe o sistema </text:span><text:span text:style-name="T11">Portal Virtual da Biodiversidade do Cerrado</text:span><text:span text:style-name="T8"> . <text:s/></text:span></text:p>
        <text:p text:style-name="P22">Uma visão detalhada de todos os requisitos é feita para melhor entendimento.</text:p>
        <text:p text:style-name="P22">A aceitação deste documento define a linha de base dos requisitos. </text:p>
        <text:p text:style-name="P59"/>
        <text:list xml:id="list470501175" text:continue-numbering="true" text:style-name="WW8Num6">
          <text:list-item>
            <text:list>
              <text:list-item>
                <text:h text:style-name="P115" text:outline-level="2"><text:bookmark text:name="__RefHeading__4881_1898514999"/>Escopo<text:bookmark-end text:name="__RefHeading__4881_1898514999"/></text:h>
              </text:list-item>
            </text:list>
          </text:list-item>
        </text:list>
        <text:p text:style-name="P13"/>
        <text:p text:style-name="P40"><text:tab/><text:tab/>Este módulo destina-se apenas a definição e implementação do cadastros básicos: </text:p>
        <text:list xml:id="list1099754795" text:style-name="L1">
          <text:list-item>
            <text:p text:style-name="P84">Tabelas necessárias para normalização de taxonomia.</text:p>
          </text:list-item>
          <text:list-item>
            <text:p text:style-name="P84">Tabelas necessárias para normalização de geografia</text:p>
          </text:list-item>
          <text:list-item>
            <text:p text:style-name="P84">Tabelas necessárias para normalização das informações de coleta</text:p>
          </text:list-item>
          <text:list-item>
            <text:p text:style-name="P84">Tabelas necessárias para normalização da bibliografia de espécie. </text:p>
          </text:list-item>
          <text:list-item>
            <text:p text:style-name="P84">Cadastro de espécimes:</text:p>
            <text:list>
              <text:list-item>
                <text:p text:style-name="P84">Espécie;</text:p>
              </text:list-item>
              <text:list-item>
                <text:p text:style-name="P84">Informações multimídia da espécie(imagens, vídeos e sons)</text:p>
              </text:list-item>
              <text:list-item>
                <text:p text:style-name="P84">Textos didáticos sobre a espécie.</text:p>
              </text:list-item>
              <text:list-item>
                <text:p text:style-name="P84">Espécime;</text:p>
              </text:list-item>
            </text:list>
          </text:list-item>
        </text:list>
        <text:p text:style-name="P13"><text:tab/>Não é escopo desse módulo o desenvolvimento do passei virtual do Portal Virtual da Biodiversidade do Cerrado.</text:p>
        <text:p text:style-name="P11"/>
        <text:list xml:id="list1312949471" text:continue-list="list470501175" text:style-name="WW8Num6">
          <text:list-item>
            <text:list>
              <text:list-item>
                <text:h text:style-name="P115" text:outline-level="2"><text:bookmark text:name="__RefHeading__4883_1898514999"/>Definições, Acrônimos e Abreviações<text:bookmark-end text:name="__RefHeading__4883_1898514999"/></text:h>
              </text:list-item>
            </text:list>
          </text:list-item>
        </text:list>
        <text:p text:style-name="P13"/>
        <text:p text:style-name="P19">Todas as definições, acrônimos e abreviações, estão citados no documento “Glossário” na pasta Portal virtual 2011/Glossário/glossário_PVBC.odt .</text:p>
        <text:p text:style-name="P13"/>
        <text:list xml:id="list1846588321" text:continue-numbering="true" text:style-name="WW8Num6">
          <text:list-item>
            <text:list>
              <text:list-item>
                <text:h text:style-name="P115" text:outline-level="2"><text:bookmark text:name="__RefHeading__4885_1898514999"/>Dependências<text:bookmark-end text:name="__RefHeading__4885_1898514999"/></text:h>
              </text:list-item>
            </text:list>
          </text:list-item>
        </text:list>
        <text:p text:style-name="P33"/>
        <text:p text:style-name="P26">Este é o módulo inicial do projeto, portanto não possui nenhuma dependência com outras partes. </text:p>
        <text:list xml:id="list353066806" text:continue-numbering="true" text:style-name="WW8Num6">
          <text:list-item>
            <text:list>
              <text:list-item>
                <text:h text:style-name="P116" text:outline-level="2"><text:bookmark text:name="__RefHeading__4887_1898514999"/>Restrições<text:bookmark-end text:name="__RefHeading__4887_1898514999"/></text:h>
              </text:list-item>
            </text:list>
          </text:list-item>
        </text:list>
        <text:p text:style-name="P11"/>
        <text:p text:style-name="P23">Identificar qualquer restrição que possa afetar a solução dos requisitos. Considere os fatores impostos pelo cliente, como custo, tempo e hardware, software e fornecedores atuais e preferenciais.</text:p>
        <text:p text:style-name="P21">Existem quaisquer fatores, por exemplo, usados para designar pessoal do cliente, locações do trabalho, desenvolvimento de ambiente?</text:p>
        <text:p text:style-name="P19"/>
        <text:list xml:id="list1412369078" text:continue-numbering="true" text:style-name="WW8Num6">
          <text:list-item>
            <text:list>
              <text:list-item>
                <text:h text:style-name="P117" text:outline-level="2"><text:bookmark text:name="__RefHeading__4889_1898514999"/>Referências<text:bookmark-end text:name="__RefHeading__4889_1898514999"/></text:h>
              </text:list-item>
            </text:list>
          </text:list-item>
        </text:list>
        <text:p text:style-name="P11"/>
        <text:p text:style-name="P19">Proposta aprovada edital 64( Portal virtual 2011/Documentos Oficiais/proposta aprovada edital 64.pdf )</text:p>
        <text:p text:style-name="P19">Termo de Abertura ( Portal virtual 2011/Documentos Oficiais/Termo_Abertura_2.1.odt )</text:p>
        <text:p text:style-name="P19">Glossários do projeto ( Portal virtual 2011/Glossário/glossario_PVBC.odt )</text:p>
        <text:p text:style-name="P19">Ata_02_08_11 ( Portal virtual 2011/ATAs/Ata_02_08_11.pdf )</text:p>
        <text:p text:style-name="P15"/>
        <text:list xml:id="list271151139" text:continue-numbering="true" text:style-name="WW8Num6">
          <text:list-item>
            <text:h text:style-name="P103" text:outline-level="1"><text:bookmark text:name="__RefHeading__4891_1898514999"/>Descrição<text:bookmark-end text:name="__RefHeading__4891_1898514999"/></text:h>
          </text:list-item>
        </text:list>
        <text:list xml:id="list1299278636" text:style-name="WW8Num7">
          <text:list-item>
            <text:list>
              <text:list-item>
                <text:h text:style-name="P118" text:outline-level="2"><text:bookmark text:name="__RefHeading__4893_1898514999"/>Objetivos<text:bookmark-end text:name="__RefHeading__4893_1898514999"/></text:h>
              </text:list-item>
            </text:list>
          </text:list-item>
        </text:list>
        <text:p text:style-name="P13"/>
        <text:p text:style-name="P29">O Módulo possibilitará maior agilidade no processo de catalogação, uma vez que os dados estejam nos campos, e selecionando, por exemplo, uma espécie já catalogada, todos os dados anteriores se complementarão automaticamente. </text:p>
        <text:p text:style-name="P29">O módulo também garantirá maior confiabilidade nos dados evitando erros de digitação e erros na herança taxonômica.</text:p>
        <text:p text:style-name="P10"/>
        <text:list xml:id="list1733376407" text:continue-numbering="true" text:style-name="WW8Num7">
          <text:list-item>
            <text:list>
              <text:list-item>
                <text:list>
                  <text:list-item>
                    <text:h text:style-name="P109" text:outline-level="3"><text:bookmark text:name="__RefHeading__4895_1898514999"/>Ambiente<text:bookmark-end text:name="__RefHeading__4895_1898514999"/></text:h>
                  </text:list-item>
                </text:list>
              </text:list-item>
            </text:list>
          </text:list-item>
        </text:list>
        <text:p text:style-name="P12"/>
        <text:p text:style-name="P28">Atualmente o catalogo de espécimes está distribuído entre três laboratórios (Lab, Herbário, Laboratório da Biodiversidade ), sendo que cada laboratório estuda diferentes espécimes: </text:p>
        <text:list xml:id="list61444290" text:style-name="L2">
          <text:list-item>
            <text:p text:style-name="P86">Lab: insetos Aquáticos , Insetos Terrestres , Vertebrados , Fósseis </text:p>
          </text:list-item>
          <text:list-item>
            <text:p text:style-name="P86">Herbário: Briófitas , Pteridófitos , Fanerógamas </text:p>
          </text:list-item>
          <text:list-item>
            <text:p text:style-name="P86">Lab. Biodiversidade: Fungos , Insetos , Vertebrados </text:p>
          </text:list-item>
        </text:list>
        <text:p text:style-name="P85"/>
        <text:list xml:id="list896267868" text:continue-numbering="true" text:style-name="L2">
          <text:list-item>
            <text:list>
              <text:list-item>
                <text:list>
                  <text:list-item>
                    <text:list>
                      <text:list-header>
                        <text:p text:style-name="P90">O módulo de cadastro será implementado na plataforma WEB buscando oferecer um ambiente eficiente para o cadastro de espécimes.</text:p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89"/>
        <text:p text:style-name="P74"><text:span text:style-name="T8">Os laboratórios utilizam atualmente dois </text:span><text:span text:style-name="T20"><text:s/>software livre Brahms e o Access speciesBase que apresentam atualmente várias deficiências segundo informações dos usuários.</text:span></text:p>
        <text:p text:style-name="P75"/>
        <text:p text:style-name="P15"/>
        <text:list xml:id="list1859487891" text:continue-list="list1733376407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4" text:outline-level="4"><text:bookmark text:name="__RefHeading__4897_1898514999"/>Visão Geral<text:bookmark-end text:name="__RefHeading__4897_1898514999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25">Breve descrição do ambiente onde o sistema irá trabalhar.</text:p>
        <text:p text:style-name="P25">Crie um diagrama de contexto para mostrar as interfaces com os demais sistemas (software e hardware).</text:p>
        <text:p text:style-name="P16"/>
        <text:list xml:id="list4334648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5" text:outline-level="4"><text:bookmark text:name="__RefHeading__4899_1898514999"/><text:soft-page-break/>Usuários Finais <text:bookmark-end text:name="__RefHeading__4899_1898514999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17">Cally definir os demais usuários 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38">Nome</text:p>
            </table:table-cell>
            <table:table-cell table:style-name="Tabela1.B1" office:value-type="string">
              <text:p text:style-name="P38">Descrição da Área</text:p>
            </table:table-cell>
            <table:table-cell table:style-name="Tabela1.C1" office:value-type="string">
              <text:p text:style-name="P38">Responsabilidade</text:p>
            </table:table-cell>
          </table:table-row>
          <table:table-row table:style-name="Tabela1.1">
            <table:table-cell table:style-name="Tabela1.A2" office:value-type="string">
              <text:p text:style-name="P39">Pesquisador de Biologia</text:p>
            </table:table-cell>
            <table:table-cell table:style-name="Tabela1.B2" office:value-type="string">
              <text:p text:style-name="P76">Pesquisa e desenvolvimento nas demais áreas de especialidade. </text:p>
            </table:table-cell>
            <table:table-cell table:style-name="Tabela1.C2" office:value-type="string">
              <text:list xml:id="list1155310368" text:style-name="WW8Num10">
                <text:list-item>
                  <text:p text:style-name="P131">Cadastro de Espécimes </text:p>
                </text:list-item>
                <text:list-item>
                  <text:p text:style-name="P131">Dentre outros</text:p>
                </text:list-item>
              </text:list>
            </table:table-cell>
          </table:table-row>
          <table:table-row table:style-name="Tabela1.1">
            <table:table-cell table:style-name="Tabela1.A2" office:value-type="string">
              <text:p text:style-name="P39">Funcionário do Herbário</text:p>
            </table:table-cell>
            <table:table-cell table:style-name="Tabela1.B2" office:value-type="string">
              <text:p text:style-name="P77"><text:span text:style-name="T21">Área responsável pela coleção de plantas secas e prensadas para catálogo de espécimes em botân</text:span><text:span text:style-name="T21">ica. </text:span></text:p>
            </table:table-cell>
            <table:table-cell table:style-name="Tabela1.C2" office:value-type="string">
              <text:list xml:id="list726247026" text:continue-list="list43346487" text:style-name="WW8Num7">
                <text:list-item text:start-value="2">
                  <text:p text:style-name="P130">Controle de Exicatas</text:p>
                </text:list-item>
                <text:list-item>
                  <text:p text:style-name="P132">Cadastro de Especimes</text:p>
                </text:list-item>
              </text:list>
            </table:table-cell>
          </table:table-row>
        </table:table>
        <text:p text:style-name="P24"/>
        <text:list xml:id="list81247350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6" text:outline-level="4"><text:bookmark text:name="__RefHeading__4901_1898514999"/>Instalação e Suporte<text:bookmark-end text:name="__RefHeading__4901_1898514999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"/>
        <text:p text:style-name="P133">O sistema será instalado pelos próprios desenvolvedores que terão por responsabilidade prestar manutenção quando for necessário, durante um período de 2 meses.</text:p>
        <text:list xml:id="list159710402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7" text:outline-level="4">Migração, Compatibilidade e Co-Existência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"/>
        <text:p text:style-name="P30">Os dados dos sistemas Brahms e SpeciesBase devem ser convertidos para o sistema (fora do escopo do projeto). </text:p>
        <text:p text:style-name="P30">Existe a possibilidade de o sistema trabalhar em conjunto com o software Brahms e, portando, haver uma integração. Ex: uma vez cadastrados dados no Brahms, o sistema também será atualizado.</text:p>
        <text:p text:style-name="P27"/>
        <text:list xml:id="list1906315255" text:continue-numbering="true" text:style-name="WW8Num7">
          <text:list-item>
            <text:h text:style-name="P106" text:outline-level="1"><text:bookmark text:name="__RefHeading__4905_1898514999"/>Requisitos do Sistema<text:bookmark-end text:name="__RefHeading__4905_1898514999"/></text:h>
          </text:list-item>
        </text:list>
        <text:p text:style-name="P13"/>
        <text:list xml:id="list1462754336" text:continue-numbering="true" text:style-name="WW8Num7">
          <text:list-item>
            <text:list>
              <text:list-item>
                <text:h text:style-name="P119" text:outline-level="2"><text:bookmark text:name="__RefHeading__4907_1898514999"/>Requisitos Funcionais e de Dados <text:bookmark-end text:name="__RefHeading__4907_1898514999"/></text:h>
              </text:list-item>
            </text:list>
          </text:list-item>
        </text:list>
        <text:p text:style-name="P14"/>
        <text:list xml:id="list1778636374" text:continue-numbering="true" text:style-name="WW8Num7">
          <text:list-item>
            <text:list>
              <text:list-item>
                <text:list>
                  <text:list-item>
                    <text:p text:style-name="P91">Nome do Requisito</text:p>
                  </text:list-item>
                </text:list>
              </text:list-item>
            </text:list>
          </text:list-item>
        </text:list>
        <text:list xml:id="list1495927961" text:style-name="WW8Num2">
          <text:list-item>
            <text:p text:style-name="P92">Definição: </text:p>
          </text:list-item>
        </text:list>
        <text:p text:style-name="P43">&lt;descrição detalhada do requisito. &gt;</text:p>
        <text:p text:style-name="P44"/>
        <text:list xml:id="list1111679065" text:continue-numbering="true" text:style-name="WW8Num2">
          <text:list-item>
            <text:p text:style-name="P93">Justificativa da Solicitação: </text:p>
          </text:list-item>
        </text:list>
        <text:p text:style-name="P42">&lt;justificativa do por que da existência do requisito. &gt;</text:p>
        <text:p text:style-name="P44"/>
        <text:list xml:id="list819485923" text:continue-numbering="true" text:style-name="WW8Num2">
          <text:list-item>
            <text:p text:style-name="P93">Classificação: </text:p>
          </text:list-item>
        </text:list>
        <text:p text:style-name="P43">&lt;baixa / média / alta&gt;</text:p>
        <text:p text:style-name="P26"/>
        <text:p text:style-name="P28"/>
        <text:p text:style-name="P45">Consideração sobre a classificação dos requisitos:</text:p>
        <text:p text:style-name="P35">Classificação alta: <text:tab/>Devem ser especificados na primeira versão do sistema.</text:p>
        <text:p text:style-name="P34">Classificação média: Podem ser negociados, com a respectiva área, para serem criados </text:p>
        <text:p text:style-name="P41"><text:tab/>posteriormente.</text:p>
        <text:p text:style-name="P96"><text:span text:style-name="T13">Classificação baixa: <text:tab/>Podem ser especificados em uma próxima versão do sistema.</text:span></text:p>
        <text:p text:style-name="P13"><text:soft-page-break/></text:p>
        <text:p text:style-name="P13"/>
        <text:list xml:id="list47985717" text:continue-list="list1778636374" text:style-name="WW8Num7">
          <text:list-item>
            <text:list>
              <text:list-item>
                <text:h text:style-name="P119" text:outline-level="2"><text:bookmark text:name="__RefHeading__4911_1898514999"/>Requisitos de Performance<text:bookmark-end text:name="__RefHeading__4911_1898514999"/></text:h>
              </text:list-item>
            </text:list>
          </text:list-item>
        </text:list>
        <text:p text:style-name="P13"/>
        <text:p text:style-name="P27">Deveriam ser registrados todos os aspectos de desempenho do sistema nestas seções. O teor deve ser preciso. <text:s/></text:p>
        <text:p text:style-name="P20"/>
        <text:p text:style-name="P27">Exemplo:</text:p>
        <text:p text:style-name="P27">“O Sistema deve possuir um tempo de resposta curto, sendo capaz de suportar, aproximadamente, 300 usuários simultâneos.”</text:p>
        <text:p text:style-name="P13"/>
        <text:list xml:id="list994079001" text:continue-numbering="true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4917_1898514999"/>Limite de Capacidade<text:bookmark-end text:name="__RefHeading__4917_1898514999"/></text:h>
                  </text:list-item>
                </text:list>
              </text:list-item>
            </text:list>
          </text:list-item>
        </text:list>
        <text:p text:style-name="P13"/>
        <text:p text:style-name="P28">Declare o mínimo ou máximo para qualquer limitação pedida pelo cliente ou imposta pela arquitetura.</text:p>
        <text:p text:style-name="P20"/>
        <text:p text:style-name="P27">Exemplo:</text:p>
        <text:list xml:id="list779501859" text:style-name="WW8Num17">
          <text:list-item>
            <text:p text:style-name="P94">Rodará com pelo menos 7Kbytes de memória livre do usuário.</text:p>
          </text:list-item>
          <text:list-item>
            <text:p text:style-name="P94">Cada arquivo de trabalho ajustará em disquete 3.5 polegada (1.44 Mb).</text:p>
          </text:list-item>
        </text:list>
        <text:p text:style-name="P27"/>
        <text:list xml:id="list1988778488" text:continue-list="list994079001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4921_1898514999"/>Interface do usuário<text:bookmark-end text:name="__RefHeading__4921_1898514999"/></text:h>
                  </text:list-item>
                </text:list>
              </text:list-item>
            </text:list>
          </text:list-item>
        </text:list>
        <text:p text:style-name="P13"/>
        <text:p text:style-name="P27">Discuta a natureza de qualquer constrangimento colocada na interface(s). A forma da interface influencia pesadamente no projeto e no seu uso. <text:s/></text:p>
        <text:p text:style-name="P27">Deveria estar cheio de texto de ajuda ou os usuários estarão contentes com mensagens?</text:p>
        <text:h text:style-name="P111" text:outline-level="6"/>
        <text:h text:style-name="P112" text:outline-level="6">Exemplo:</text:h>
        <text:p text:style-name="P32"><text:span text:style-name="T10">“As interfaces devem seguir os padrões já estabelecidos para o sistema &lt;</text:span><text:span text:style-name="T15">nome do sistema</text:span><text:span text:style-name="T10">&gt;. As mensagens de erro devem vir em formato amigável, mas os erros técnicos devem vir descritos para agilizar a identificação e correção do mesmo pela equipe de suporte.”</text:span></text:p>
        <text:p text:style-name="P14"/>
        <text:list xml:id="list1871229845" text:continue-numbering="true" text:style-name="WW8Num7">
          <text:list-item>
            <text:list>
              <text:list-item>
                <text:h text:style-name="P119" text:outline-level="2"><text:bookmark text:name="__RefHeading__4927_1898514999"/>Requisitos de Segurança<text:bookmark-end text:name="__RefHeading__4927_1898514999"/></text:h>
              </text:list-item>
            </text:list>
          </text:list-item>
        </text:list>
        <text:p text:style-name="P13"/>
        <text:p text:style-name="P27">Qual ambiente de segurança que o sistema deveria prover? <text:s/>Indique se o acesso é irrestrito ou controlado. <text:s/>De que forma será feita à conferência do direito de acesso (log)? <text:s/>Como o usuário será identificado? <text:s/>O sistema estará protegido de infiltração de outras fontes? <text:s/></text:p>
        <text:p text:style-name="P27"/>
        <text:list xml:id="list909616640" text:continue-numbering="true" text:style-name="WW8Num7">
          <text:list-item>
            <text:list>
              <text:list-item>
                <text:h text:style-name="P119" text:outline-level="2"><text:bookmark text:name="__RefHeading__4929_1898514999"/>Requisitos de Integridades <text:bookmark-end text:name="__RefHeading__4929_1898514999"/></text:h>
              </text:list-item>
            </text:list>
          </text:list-item>
        </text:list>
        <text:p text:style-name="P13"/>
        <text:p text:style-name="P27">Se for importante a integridade dos dados para o sistema, as exigências deverão se registradas aqui. Não será necessário especificar como será alcançada a integridade.</text:p>
        <text:p text:style-name="P20"/>
        <text:p text:style-name="P27">Exemplo:</text:p>
        <text:p text:style-name="P31"><text:span text:style-name="T8">“A integridade e confiabilidade das informações são de vital importância para o &lt;</text:span><text:span text:style-name="T14">nome do módulo</text:span><text:span text:style-name="T8">&gt;, pois envolve aspectos essenciais no processo de fomento de obras cinematográficas ou videofonográficas, tais como:</text:span></text:p>
        <text:list xml:id="list948379161" text:style-name="WW8Num8">
          <text:list-item>
            <text:p text:style-name="P95"><text:soft-page-break/><text:span text:style-name="T8">Movimentação entre contas correntes</text:span><text:span text:style-name="T9">.”</text:span></text:p>
          </text:list-item>
        </text:list>
        <text:list xml:id="list791039401" text:continue-list="list909616640" text:style-name="WW8Num7">
          <text:list-item>
            <text:list>
              <text:list-item>
                <text:h text:style-name="P120" text:outline-level="2"><text:bookmark text:name="__RefHeading__4933_1898514999"/>Exigências de Prazos e Custos <text:bookmark-end text:name="__RefHeading__4933_1898514999"/></text:h>
              </text:list-item>
            </text:list>
          </text:list-item>
        </text:list>
        <text:p text:style-name="P14"/>
        <text:p text:style-name="P27">Declare qualquer exigência específica com respeito ao prazo ou custo do desenvolvimento.</text:p>
        <text:p text:style-name="P14"/>
        <text:list xml:id="list1834951634" text:style-name="WW8Num11">
          <text:list-item>
            <text:list>
              <text:list-item>
                <text:h text:style-name="P121" text:outline-level="2"><text:bookmark text:name="__RefHeading__4935_1898514999"/>Exigências de Documentação<text:bookmark-end text:name="__RefHeading__4935_1898514999"/></text:h>
              </text:list-item>
            </text:list>
          </text:list-item>
        </text:list>
        <text:p text:style-name="P14"/>
        <text:p text:style-name="P30">Mencione a documentação específica que deve ser produzida. Que forma deveria ser entregue? <text:s/>Que nível de detalhe eles deveriam ter? <text:s/>Leve em conta padrões de documentação existentes.</text:p>
        <text:p text:style-name="P14"/>
        <text:list xml:id="list713907920" text:style-name="WW8Num15">
          <text:list-item>
            <text:list>
              <text:list-item>
                <text:h text:style-name="P122" text:outline-level="2"><text:bookmark text:name="__RefHeading__4937_1898514999"/>Exigências de Treinamento<text:bookmark-end text:name="__RefHeading__4937_1898514999"/></text:h>
              </text:list-item>
            </text:list>
          </text:list-item>
        </text:list>
        <text:p text:style-name="P14"/>
        <text:p text:style-name="P30">Identifique o tipo e a quantidade de indivíduos que devem ser treinados no sistema novo - o usuário final, pessoal de apoio, operações, etc. Considere também o fator geográfico do treinamento (taxas de viagem, idiomas, etc.).</text:p>
        <text:p text:style-name="P14"/>
        <text:list xml:id="list1050902146" text:continue-numbering="true" text:style-name="WW8Num15">
          <text:list-item>
            <text:list>
              <text:list-item>
                <text:h text:style-name="P122" text:outline-level="2"><text:bookmark text:name="__RefHeading__4939_1898514999"/>Sumário de Tecnologia <text:bookmark-end text:name="__RefHeading__4939_1898514999"/></text:h>
              </text:list-item>
            </text:list>
          </text:list-item>
        </text:list>
        <text:p text:style-name="P87">Diego especificar aqui os da arquitetura das tecnológias necessárias</text:p>
        <text:p text:style-name="P30">Liste aqui todas as tecnologias a serem usadas ou desejadas, ou que tenham de ser avaliadas. <text:s/></text:p>
        <text:h text:style-name="P113" text:outline-level="6"><text:span text:style-name="T7"><text:tab/></text:span><text:span text:style-name="T12">Exemplo:</text:span></text:h>
        <text:p text:style-name="P99">“A interface do usuário será feita em e HTML3.2 <text:s/>e não utilizará nada de VBScript ou DHTML”</text:p>
        <text:p text:style-name="P99">“Todos os componentes estarão usando Java JDK1.2 ”</text:p>
        <text:p text:style-name="P100"><text:span text:style-name="T22"><text:s/>“O banco de dados será Oracle 8.x”</text:span></text:p>
        <text:p text:style-name="P13"/>
        <text:list xml:id="list1598901081" text:continue-numbering="true" text:style-name="WW8Num15">
          <text:list-item>
            <text:h text:style-name="P107" text:outline-level="1"><text:bookmark text:name="__RefHeading__4947_1898514999"/>Responsabilidades<text:bookmark-end text:name="__RefHeading__4947_1898514999"/></text:h>
          </text:list-item>
        </text:list>
        <text:h text:style-name="P123" text:outline-level="2"/>
        <text:p text:style-name="P79">Cally definir todos os papeis</text:p>
        <text:p text:style-name="P37">Gerente de Projeto</text:p>
        <text:p text:style-name="P36"/>
        <text:list xml:id="list1458839642" text:style-name="WW8Num16">
          <text:list-item>
            <text:p text:style-name="P128">Assegurar o gerenciamento dos requisitos.</text:p>
          </text:list-item>
          <text:list-item>
            <text:p text:style-name="P128">Assegurar que a definição dos requisitos reflita as necessidades do cliente.</text:p>
          </text:list-item>
          <text:list-item>
            <text:p text:style-name="P128">Alocar tarefas apropriadamente de acordo com a qualificação. </text:p>
          </text:list-item>
          <text:list-item>
            <text:p text:style-name="P128">Rever a definição dos requisitos antes da aprovação.</text:p>
          </text:list-item>
          <text:list-item>
            <text:p text:style-name="P128">Obter aprovação do cliente.</text:p>
          </text:list-item>
          <text:list-item>
            <text:p text:style-name="P128">Assegurar que as definições dos requisitos sejam consideradas na especificação funcional. </text:p>
          </text:list-item>
        </text:list>
        <text:h text:style-name="P123" text:outline-level="2"/>
        <text:p text:style-name="P51"/>
        <text:p text:style-name="P37">Analista de Negócio </text:p>
        <text:p text:style-name="Standard"/>
        <text:list xml:id="list1680410747" text:style-name="WW8Num3">
          <text:list-item>
            <text:p text:style-name="P129">Criar a definição dos requisitos. </text:p>
          </text:list-item>
        </text:list>
        <text:p text:style-name="P52"/>
        <text:list xml:id="list987029561" text:continue-list="list1598901081" text:style-name="WW8Num15">
          <text:list-item>
            <text:h text:style-name="P108" text:outline-level="1"><text:bookmark text:name="__RefHeading__4949_1898514999"/>Assinaturas<text:bookmark-end text:name="__RefHeading__4949_1898514999"/></text:h>
          </text:list-item>
        </text:list>
        <text:p text:style-name="Standard"/>
        <text:p text:style-name="P65"><text:span text:style-name="T4">Os abaixo assinados estão de acordo com o conteúdo do documento “</text:span><text:span text:style-name="T5">Definição de Requisitos</text:span><text:span text:style-name="T4">”, do Sistema &lt;</text:span><text:span text:style-name="T18">Nome do Sistema</text:span><text:span text:style-name="T4">&gt;, versão </text:span><text:span text:style-name="T18">9.9</text:span><text:span text:style-name="T6">,</text:span><text:span text:style-name="T18"> Módulo </text:span><text:span text:style-name="T4">&lt;</text:span><text:span text:style-name="T18">Nome do Módulo – apenas se o Sistema estiver repartido em Módulos</text:span><text:span text:style-name="T4">&gt;, release </text:span><text:span text:style-name="T18">9.9</text:span><text:span text:style-name="T6"> &lt;Nº. da versão do módulo&gt;</text:span><text:span text:style-name="T4">.</text:span></text:p>
        <text:p text:style-name="RUP_20_Corpo_20_1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ela2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ela2.2">
            <table:table-cell table:style-name="Tabela2.A1" office:value-type="string">
              <text:p text:style-name="P70">Nome Completo</text:p>
              <text:p text:style-name="P66">Cargo</text:p>
              <text:p text:style-name="P66">Sigla da Superintendência</text:p>
            </table:table-cell>
            <table:table-cell table:style-name="Tabela2.A1" office:value-type="string">
              <text:p text:style-name="P70">Nome Completo</text:p>
              <text:p text:style-name="P66">Cargo</text:p>
              <text:p text:style-name="P66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ela3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ela3.2">
            <table:table-cell table:style-name="Tabela3.A1" office:value-type="string">
              <text:p text:style-name="P70">Nome Completo</text:p>
              <text:p text:style-name="P66">Cargo</text:p>
              <text:p text:style-name="P66">Sigla da Superintendência</text:p>
            </table:table-cell>
            <table:table-cell table:style-name="Tabela3.A1" office:value-type="string">
              <text:p text:style-name="P70">Nome Completo</text:p>
              <text:p text:style-name="P66">Cargo</text:p>
              <text:p text:style-name="P66">Sigla da Superintendência</text:p>
            </table:table-cell>
          </table:table-row>
        </table:table>
        <text:p text:style-name="Standard"/>
        <text:p text:style-name="P53">Obs.: </text:p>
        <text:list xml:id="list321940342" text:continue-list="list1155310368" text:style-name="WW8Num10">
          <text:list-item>
            <text:p text:style-name="P80"><text:span text:style-name="T16">Em caso de dúvida do Cargo e Superintendência de uma pessoa, busque essa informação no E-mail (dois cliques sobre o endereço de E-mail da pessoa, “Title” = Cargo, “</text:span><text:span text:style-name="T17">Department</text:span><text:span text:style-name="T16">” = Superintendência). </text:span></text:p>
          </text:list-item>
          <text:list-item>
            <text:p text:style-name="P81">Colocar acima os seguintes cargos:</text:p>
          </text:list-item>
        </text:list>
        <text:p text:style-name="P54">- Superintendente da STI;</text:p>
        <text:p text:style-name="P54">- Coordenadores de Projetos;</text:p>
        <text:p text:style-name="P54">- Gestor de Projetos;</text:p>
        <text:p text:style-name="P54">- Analista de Negócios responsável pelo sistema;</text:p>
        <text:p text:style-name="P54">- Analista de Processo;</text:p>
        <text:p text:style-name="P54">- Superintendente da área do coordenador entrevistado;</text:p>
        <text:p text:style-name="P54">- Coordenador entrevistado.</text:p>
        <text:p text:style-name="P56"/>
        <text:p text:style-name="P56"/>
        <text:p text:style-name="P55"><text:span text:style-name="T19"></text:span><text:span text:style-name="T16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ejaVu Sans" style:font-size-asian="18pt" style:font-weight-asian="bold" style:font-name-complex="DejaVu Sans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Default" style:family="paragraph">
      <style:paragraph-properties fo:orphans="2" fo:widows="2" style:text-autospace="none"/>
      <style:text-properties fo:color="#000000" style:font-name="Arial1" fo:font-size="12pt" fo:language="pt" fo:country="BR" style:font-name-asian="Arial Unicode MS1" style:font-size-asian="12pt" style:font-name-complex="Arial1" style:font-size-complex="12pt" style:language-complex="ar" style:country-complex="SA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12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2.695cm" fo:text-indent="-0.635cm" fo:margin-left="12.6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/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ADAC7941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24:26.89</meta:creation-date>
    <meta:editing-cycles>16</meta:editing-cycles>
    <meta:editing-duration>PT2H43M40S</meta:editing-duration>
    <meta:initial-creator>Lena Lúcia de Moraes</meta:initial-creator>
    <dc:date>2011-09-24T11:08:57</dc:date>
    <dc:creator>guiliano </dc:creator>
    <meta:generator>BrOffice/3.3$Linux LibreOffice_project/330m19$Build-301</meta:generator>
    <meta:document-statistic meta:table-count="4" meta:image-count="2" meta:object-count="0" meta:page-count="8" meta:paragraph-count="196" meta:word-count="1498" meta:character-count="10496"/>
  </office:meta>
</office:document-meta>
</file>